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0.1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0.7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/>
          <table:table-cell table:style-name="ce1"/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381" table:style-name="ce1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s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table:number-columns-repeated="16381" table:style-name="ce1"/>
        </table:table-row>
        <table:table-row table:style-name="ro1">
          <table:table-cell office:value-type="float" office:value="14.2" table:formula="of:=AVERAGE([.A2:.A26])" table:style-name="ce2">
            <text:p>14,2</text:p>
          </table:table-cell>
          <table:table-cell office:value-type="float" office:value="13.72" table:formula="of:=AVERAGE([.B2:.B26])" table:style-name="ce2">
            <text:p>13,72</text:p>
          </table:table-cell>
          <table:table-cell office:value-type="float" office:value="14.2" table:formula="of:=AVERAGE([.C2:.C26])" table:style-name="ce2">
            <text:p>14,2</text:p>
          </table:table-cell>
          <table:table-cell table:number-columns-repeated="16381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Helia Saharkhiz</meta:initial-creator>
    <dc:creator>Helia Saharkhiz</dc:creator>
    <meta:creation-date>2025-10-22T16:15:47Z</meta:creation-date>
    <dc:date>2025-10-22T22:57:24Z</dc:date>
    <meta:editing-duration>PT0S</meta:editing-duration>
  </office:meta>
</office:document-meta>
</file>